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officeooo:rsid="002522d3" officeooo:paragraph-rsid="002522d3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2522d3" officeooo:paragraph-rsid="002c5e57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1d59fe" officeooo:paragraph-rsid="001d59fe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1d59fe" officeooo:paragraph-rsid="002869e3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1d59fe" officeooo:paragraph-rsid="002b0fbe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1ef9b2" officeooo:paragraph-rsid="001ef9b2" style:font-weight-asian="bold" style:font-weight-complex="bold"/>
    </style:style>
    <style:style style:name="P8" style:family="paragraph" style:parent-style-name="Standard">
      <style:text-properties fo:language="en" fo:country="US" officeooo:rsid="002e3e17" officeooo:paragraph-rsid="002e3e17"/>
    </style:style>
    <style:style style:name="P9" style:family="paragraph" style:parent-style-name="Standard">
      <style:text-properties fo:language="en" fo:country="US" officeooo:rsid="001d59fe" officeooo:paragraph-rsid="0024e744"/>
    </style:style>
    <style:style style:name="P10" style:family="paragraph" style:parent-style-name="Standard">
      <style:text-properties fo:language="en" fo:country="US" officeooo:rsid="001d59fe" officeooo:paragraph-rsid="001d59fe"/>
    </style:style>
    <style:style style:name="P11" style:family="paragraph" style:parent-style-name="Standard">
      <style:text-properties fo:language="en" fo:country="US" officeooo:rsid="001d59fe" officeooo:paragraph-rsid="002869e3"/>
    </style:style>
    <style:style style:name="P12" style:family="paragraph" style:parent-style-name="Standard">
      <style:text-properties fo:language="en" fo:country="US" officeooo:rsid="001d59fe" officeooo:paragraph-rsid="002b0fbe"/>
    </style:style>
    <style:style style:name="P13" style:family="paragraph" style:parent-style-name="Standard">
      <style:text-properties fo:language="en" fo:country="US" officeooo:rsid="0021660b" officeooo:paragraph-rsid="002c5e57"/>
    </style:style>
    <style:style style:name="P14" style:family="paragraph" style:parent-style-name="Standard">
      <style:text-properties fo:language="en" fo:country="US" officeooo:rsid="002171e4" officeooo:paragraph-rsid="002171e4"/>
    </style:style>
    <style:style style:name="P15" style:family="paragraph" style:parent-style-name="Standard">
      <style:text-properties fo:language="en" fo:country="US" officeooo:rsid="002171e4" officeooo:paragraph-rsid="002c5e57"/>
    </style:style>
    <style:style style:name="P16" style:family="paragraph" style:parent-style-name="Standard">
      <style:text-properties fo:language="en" fo:country="US" officeooo:rsid="002522d3" officeooo:paragraph-rsid="002522d3"/>
    </style:style>
    <style:style style:name="P17" style:family="paragraph" style:parent-style-name="Standard">
      <style:text-properties fo:language="en" fo:country="US" officeooo:paragraph-rsid="001d59fe"/>
    </style:style>
    <style:style style:name="P18" style:family="paragraph" style:parent-style-name="Standard">
      <style:text-properties fo:language="en" fo:country="US" officeooo:rsid="001fbb69" officeooo:paragraph-rsid="001fbb69"/>
    </style:style>
    <style:style style:name="P19" style:family="paragraph" style:parent-style-name="Standard">
      <style:text-properties fo:language="en" fo:country="US" officeooo:rsid="001fbb69" officeooo:paragraph-rsid="002522d3"/>
    </style:style>
    <style:style style:name="P20" style:family="paragraph" style:parent-style-name="Standard">
      <style:text-properties fo:language="en" fo:country="US" officeooo:rsid="001fbb69" officeooo:paragraph-rsid="0025aa12"/>
    </style:style>
    <style:style style:name="P21" style:family="paragraph" style:parent-style-name="Standard">
      <style:text-properties fo:language="en" fo:country="US" officeooo:rsid="001fbb69" officeooo:paragraph-rsid="002869e3"/>
    </style:style>
    <style:style style:name="P22" style:family="paragraph" style:parent-style-name="Standard">
      <style:text-properties fo:language="en" fo:country="US" officeooo:rsid="001fbb69" officeooo:paragraph-rsid="002b0fbe"/>
    </style:style>
    <style:style style:name="P23" style:family="paragraph" style:parent-style-name="Standard">
      <style:text-properties fo:language="en" fo:country="US" officeooo:rsid="0025aa12" officeooo:paragraph-rsid="0025aa12"/>
    </style:style>
    <style:style style:name="P24" style:family="paragraph" style:parent-style-name="Standard">
      <style:text-properties fo:language="en" fo:country="US" officeooo:rsid="0025aa12" officeooo:paragraph-rsid="002fab52"/>
    </style:style>
    <style:style style:name="P25" style:family="paragraph" style:parent-style-name="Standard">
      <style:text-properties fo:language="en" fo:country="US" officeooo:rsid="0025602f" officeooo:paragraph-rsid="0025602f"/>
    </style:style>
    <style:style style:name="P26" style:family="paragraph" style:parent-style-name="Standard">
      <style:text-properties fo:language="en" fo:country="US" officeooo:rsid="0025602f" officeooo:paragraph-rsid="0027636d"/>
    </style:style>
    <style:style style:name="P27" style:family="paragraph" style:parent-style-name="Standard">
      <style:text-properties fo:language="en" fo:country="US" officeooo:rsid="002b0fbe" officeooo:paragraph-rsid="002b0fbe"/>
    </style:style>
    <style:style style:name="P28" style:family="paragraph" style:parent-style-name="Standard">
      <style:text-properties fo:language="en" fo:country="US" fo:font-weight="normal" officeooo:rsid="002fab52" officeooo:paragraph-rsid="002fab52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030cffd" officeooo:paragraph-rsid="0030cffd" style:font-weight-asian="normal" style:font-weight-complex="normal"/>
    </style:style>
    <style:style style:name="P30" style:family="paragraph" style:parent-style-name="Standard">
      <style:text-properties fo:language="en" fo:country="US" officeooo:rsid="002fab52" officeooo:paragraph-rsid="002fab52"/>
    </style:style>
    <style:style style:name="T1" style:family="text">
      <style:text-properties officeooo:rsid="001d59fe"/>
    </style:style>
    <style:style style:name="T2" style:family="text">
      <style:text-properties officeooo:rsid="002522d3"/>
    </style:style>
    <style:style style:name="T3" style:family="text">
      <style:text-properties officeooo:rsid="001fbb69"/>
    </style:style>
    <style:style style:name="T4" style:family="text">
      <style:text-properties officeooo:rsid="0025aa12"/>
    </style:style>
    <style:style style:name="T5" style:family="text">
      <style:text-properties officeooo:rsid="0027636d"/>
    </style:style>
    <style:style style:name="T6" style:family="text">
      <style:text-properties officeooo:rsid="002869e3"/>
    </style:style>
    <style:style style:name="T7" style:family="text">
      <style:text-properties officeooo:rsid="002a8321"/>
    </style:style>
    <style:style style:name="T8" style:family="text">
      <style:text-properties officeooo:rsid="002b0fbe"/>
    </style:style>
    <style:style style:name="T9" style:family="text">
      <style:text-properties officeooo:rsid="002c5e5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c5e57" style:font-weight-asian="bold" style:font-weight-complex="bold"/>
    </style:style>
    <style:style style:name="T12" style:family="text">
      <style:text-properties officeooo:rsid="002fab52"/>
    </style:style>
    <style:style style:name="T13" style:family="text">
      <style:text-properties fo:font-weight="normal" officeooo:rsid="001d59fe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neral:</text:p>
      <text:p text:style-name="P8">The command parser is built to accept short strings of ascii data, compacted to reduce data transfer size while being easy to handle by standard UART hardware. <text:s/>The general form is a letter indicating which operation to perform followed by a series of numbers and letters, and finally a carriage return and line feed. <text:s/>As a string, an example command would be “M0F50\r\n”.</text:p>
      <text:p text:style-name="P9"/>
      <text:p text:style-name="P3"><text:span text:style-name="T9">Return codes</text:span>:</text:p>
      <text:p text:style-name="P3"/>
      <text:p text:style-name="P13"><text:span text:style-name="T9">Overflow (</text:span>"<text:span text:style-name="T10">ovf</text:span>"<text:span text:style-name="T9">): The input buffer is filled (no command should be that long). <text:s/></text:span>Send delimiter to clear buffer</text:p>
      <text:p text:style-name="P14">I<text:span text:style-name="T9">nvalid Syntax ("</text:span><text:span text:style-name="T11">inv</text:span><text:span text:style-name="T9">"): The first character in the command is not one of the defined prefixes.</text:span></text:p>
      <text:p text:style-name="P15"><text:span text:style-name="T9">Formatting Error ("</text:span><text:span text:style-name="T11">fmt</text:span><text:span text:style-name="T9">"): There was something generally wrong with the command, like it had the wrong number of characters or an out of range value was detected.</text:span></text:p>
      <text:p text:style-name="P15"><text:span text:style-name="T9">No Motor ("</text:span><text:span text:style-name="T11">nom</text:span><text:span text:style-name="T9">"): The motor's number is past the most downstream slave detected.</text:span></text:p>
      <text:p text:style-name="P16"/>
      <text:p text:style-name="P4">Drive motor:</text:p>
      <text:p text:style-name="P29">Set a motor's drive level in percent.</text:p>
      <text:p text:style-name="P17">"<text:span text:style-name="T1">Mndl"</text:span></text:p>
      <text:p text:style-name="P10">n = motor number, single or double digits</text:p>
      <text:p text:style-name="P10">d = direction, R or F</text:p>
      <text:p text:style-name="P10">l = level, 0 to 100</text:p>
      <text:p text:style-name="P10"/>
      <text:p text:style-name="P18">Example:</text:p>
      <text:p text:style-name="P18">"M1F34" – Drive <text:span text:style-name="T2">master </text:span>motor <text:span text:style-name="T2">B</text:span> forward at 34%.</text:p>
      <text:p text:style-name="P19">"M<text:span text:style-name="T2">2R80</text:span>" – Drive <text:span text:style-name="T2">slave </text:span>motor <text:span text:style-name="T2">A</text:span> <text:span text:style-name="T2">reverse</text:span> at <text:span text:style-name="T2">80</text:span>%.</text:p>
      <text:p text:style-name="P19"/>
      <text:p text:style-name="P4">Switch motor polarity:</text:p>
      <text:p text:style-name="P1">"<text:span text:style-name="T1">MnS"</text:span></text:p>
      <text:p text:style-name="P10">n = motor number, single or double digits</text:p>
      <text:p text:style-name="P17"/>
      <text:p text:style-name="P18">Example:</text:p>
      <text:p text:style-name="P18">"M1S" – Switch polarity of motor 1. <text:s/>F becomes R, and vicea-versa.</text:p>
      <text:p text:style-name="P17"/>
      <text:p text:style-name="P4">Write register:</text:p>
      <text:p text:style-name="P10">"Wrrhh"</text:p>
      <text:p text:style-name="P10">rr = two digit hex address</text:p>
      <text:p text:style-name="P10">hh = two digit hex data</text:p>
      <text:p text:style-name="P19"/>
      <text:p text:style-name="P19">Example:</text:p>
      <text:p text:style-name="P19">"<text:span text:style-name="T2">W20FF</text:span>" – <text:span text:style-name="T2">Write 0xFF to register 0x20 (MA_DRIVE).</text:span></text:p>
      <text:p text:style-name="P10"/>
      <text:p text:style-name="P4">Read register:</text:p>
      <text:p text:style-name="P10">"Rrr"</text:p>
      <text:p text:style-name="P10">rr = two digit hex address</text:p>
      <text:p text:style-name="P10"/>
      <text:p text:style-name="P19">Example:</text:p>
      <text:p text:style-name="P19">"<text:span text:style-name="T2">R01</text:span>" – <text:span text:style-name="T2">Read address 0x01 (ID), bus will display "A9", ID word of 0xA9</text:span></text:p>
      <text:p text:style-name="P19"/>
      <text:p text:style-name="P7"><text:span text:style-name="T7">UART Baud</text:span>:</text:p>
      <text:p text:style-name="P30"><text:soft-page-break/><text:span text:style-name="T13">"Un"</text:span></text:p>
      <text:p text:style-name="P30"><text:span text:style-name="T4">n = baud rate selection</text:span></text:p>
      <text:p text:style-name="P23"/>
      <text:p text:style-name="P28">This command changes the bitrate of the UART. <text:s/>The serial terminal will need to be reconfigured after this command. <text:s/>The command reports new rate at old baud before changing to the new one.</text:p>
      <text:p text:style-name="P24"/>
      <text:p text:style-name="P25">Rates supported:</text:p>
      <text:p text:style-name="P25">1 <text:span text:style-name="T3">– </text:span>2400</text:p>
      <text:p text:style-name="P25">2 <text:span text:style-name="T3">– </text:span>4800</text:p>
      <text:p text:style-name="P25">3 <text:span text:style-name="T3">– </text:span>9600</text:p>
      <text:p text:style-name="P26"><text:span text:style-name="T5">4</text:span> <text:span text:style-name="T3">– 14400</text:span></text:p>
      <text:p text:style-name="P26"><text:span text:style-name="T5">5</text:span> <text:span text:style-name="T3">– </text:span>19200</text:p>
      <text:p text:style-name="P25"><text:span text:style-name="T5">6</text:span> <text:span text:style-name="T3">– </text:span>38400</text:p>
      <text:p text:style-name="P25"><text:span text:style-name="T5">7</text:span> <text:span text:style-name="T3">– </text:span>57600</text:p>
      <text:p text:style-name="P25"><text:span text:style-name="T5">8</text:span> <text:span text:style-name="T3">– </text:span>115200</text:p>
      <text:p text:style-name="P25"/>
      <text:p text:style-name="P20">Example<text:span text:style-name="T12">s</text:span>:</text:p>
      <text:p text:style-name="P20">"<text:span text:style-name="T7">U3</text:span>" – <text:span text:style-name="T4">Set baud rate to 9600</text:span></text:p>
      <text:p text:style-name="P20">"<text:span text:style-name="T7">U8" – Set baud rate to 115200</text:span></text:p>
      <text:p text:style-name="P25"/>
      <text:p text:style-name="P5"><text:span text:style-name="T6">Bridge/unbridge outputs</text:span>:</text:p>
      <text:p text:style-name="P11">"<text:span text:style-name="T7">B</text:span>rr"</text:p>
      <text:p text:style-name="P11">rr = <text:span text:style-name="T7">Motor driver number, 0 is master, 1-16 is slave</text:span></text:p>
      <text:p text:style-name="P11"/>
      <text:p text:style-name="P30">This causes a motor driver to start or stop synchronous PWM on both 'A' and 'B' ports. <text:s/>Sending again will un-bridge the driver. <text:s/>Notice that the input is by board number, not motor number.</text:p>
      <text:p text:style-name="P11"/>
      <text:p text:style-name="P21">Example:</text:p>
      <text:p text:style-name="P21">"<text:span text:style-name="T7">B0</text:span>" – <text:span text:style-name="T8">Bridge master's outputs</text:span></text:p>
      <text:p text:style-name="P27">"B2" – Bridge the 2nd physical slave's outputs (motors 4&amp;5)</text:p>
      <text:p text:style-name="P27"/>
      <text:p text:style-name="P6"><text:span text:style-name="T8">Enable/disable outputs</text:span>:</text:p>
      <text:p text:style-name="P12">"<text:span text:style-name="T8">E</text:span>"</text:p>
      <text:p text:style-name="P12"/>
      <text:p text:style-name="P22">Example:</text:p>
      <text:p text:style-name="P22">"<text:span text:style-name="T8">E</text:span>" – <text:span text:style-name="T8">Enable all outputs</text:span></text:p>
      <text:p text:style-name="P27">"E" (a second time) – Disable all outpu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3H31M5S</meta:editing-duration>
    <meta:editing-cycles>15</meta:editing-cycles>
    <meta:generator>LibreOffice/5.0.5.2$Windows_x86 LibreOffice_project/55b006a02d247b5f7215fc6ea0fde844b30035b3</meta:generator>
    <dc:date>2016-10-23T22:19:18.494000000</dc:date>
    <dc:creator>Marshall Taylor</dc:creator>
    <meta:document-statistic meta:table-count="0" meta:image-count="0" meta:object-count="0" meta:page-count="2" meta:paragraph-count="60" meta:word-count="406" meta:character-count="2311" meta:non-whitespace-character-count="1938"/>
    <meta:user-defined meta:name="Info 1"/>
    <meta:user-defined meta:name="Info 2"/>
    <meta:user-defined meta:name="Info 3"/>
    <meta:user-defined meta:name="Info 4"/>
  </office:meta>
</office:document-meta>
</file>